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text-indent="0.4923in"/>
    </style:style>
    <style:style style:name="P6" style:parent-style-name="Standard" style:family="paragraph">
      <style:paragraph-properties fo:text-indent="0.4923in"/>
    </style:style>
    <style:style style:name="P7" style:parent-style-name="Standard" style:family="paragraph">
      <style:paragraph-properties fo:text-indent="0.4923in"/>
    </style:style>
    <style:style style:name="P8" style:parent-style-name="Standard" style:family="paragraph">
      <style:paragraph-properties fo:text-indent="0.4923in"/>
    </style:style>
    <style:style style:name="P9" style:parent-style-name="Standard" style:family="paragraph">
      <style:paragraph-properties fo:text-indent="0.4923in"/>
    </style:style>
    <style:style style:name="P10" style:parent-style-name="Standard" style:family="paragraph">
      <style:paragraph-properties fo:text-indent="0.4923in">
        <style:tab-stops>
          <style:tab-stop style:type="left" style:position="1.7604in"/>
        </style:tab-stops>
      </style:paragraph-properties>
    </style:style>
    <style:style style:name="P11" style:parent-style-name="Standard" style:family="paragraph">
      <style:paragraph-properties fo:text-indent="0.4923in">
        <style:tab-stops>
          <style:tab-stop style:type="left" style:position="1.7604in"/>
        </style:tab-stops>
      </style:paragraph-properties>
    </style:style>
    <style:style style:name="P12" style:parent-style-name="Standard" style:family="paragraph">
      <style:paragraph-properties fo:text-indent="0.4923in"/>
    </style:style>
    <style:style style:name="P13" style:parent-style-name="Standard" style:family="paragraph">
      <style:paragraph-properties fo:text-indent="0.4923in"/>
    </style:style>
    <style:style style:name="P14" style:parent-style-name="Standard" style:family="paragraph">
      <style:paragraph-properties fo:text-indent="0.4923in"/>
    </style:style>
    <style:style style:name="P15" style:parent-style-name="Standard" style:family="paragraph">
      <style:paragraph-properties fo:text-indent="0.4923in"/>
    </style:style>
    <style:style style:name="P16" style:parent-style-name="Standard" style:family="paragraph">
      <style:paragraph-properties fo:text-indent="0.4923in"/>
    </style:style>
    <style:style style:name="P17" style:parent-style-name="Standard" style:family="paragraph">
      <style:paragraph-properties fo:text-indent="0.4923in"/>
    </style:style>
    <style:style style:name="P18" style:parent-style-name="Standard" style:family="paragraph">
      <style:paragraph-properties fo:text-indent="0.4923in"/>
    </style:style>
    <style:style style:name="P19" style:parent-style-name="Standard" style:family="paragraph">
      <style:paragraph-properties fo:text-indent="0.4923in"/>
    </style:style>
    <style:style style:name="P20" style:parent-style-name="Standard" style:family="paragraph">
      <style:paragraph-properties fo:text-indent="0.4923in"/>
    </style:style>
    <style:style style:name="P21" style:parent-style-name="Standard" style:family="paragraph">
      <style:paragraph-properties fo:text-indent="0.4923in"/>
    </style:style>
    <style:style style:name="P22" style:parent-style-name="Standard" style:family="paragraph">
      <style:paragraph-properties fo:text-indent="0.4923in"/>
    </style:style>
    <style:style style:name="P23" style:parent-style-name="Standard" style:family="paragraph">
      <style:paragraph-properties fo:text-indent="0.4923in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style:font-weight-complex="bold"/>
    </style:style>
    <style:style style:name="P27" style:parent-style-name="Standard" style:family="paragraph">
      <style:text-properties style:font-weight-complex="bold"/>
    </style:style>
    <style:style style:name="P28" style:parent-style-name="Standard" style:family="paragraph">
      <style:text-properties style:font-weight-complex="bold"/>
    </style:style>
    <style:style style:name="P29" style:parent-style-name="Standard" style:family="paragraph">
      <style:text-properties style:font-weight-complex="bold"/>
    </style:style>
    <style:style style:name="P30" style:parent-style-name="Standard" style:family="paragraph">
      <style:text-properties style:font-weight-complex="bold"/>
    </style:style>
    <style:style style:name="P31" style:parent-style-name="Standard" style:family="paragraph">
      <style:text-properties style:font-weight-complex="bold"/>
    </style:style>
    <style:style style:name="P32" style:parent-style-name="Standard" style:family="paragraph">
      <style:text-properties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style:font-weight-complex="bold"/>
    </style:style>
    <style:style style:name="T36" style:parent-style-name="DefaultParagraphFont" style:family="text">
      <style:text-properties style:font-weight-complex="bold"/>
    </style:style>
    <style:style style:name="T37" style:parent-style-name="DefaultParagraphFont" style:family="text">
      <style:text-properties style:font-weight-complex="bold"/>
    </style:style>
    <style:style style:name="T38" style:parent-style-name="DefaultParagraphFont" style:family="text">
      <style:text-properties style:font-weight-complex="bold"/>
    </style:style>
    <style:style style:name="T39" style:parent-style-name="DefaultParagraphFont" style:family="text">
      <style:text-properties style:font-weight-complex="bold"/>
    </style:style>
    <style:style style:name="P40" style:parent-style-name="Standard" style:family="paragraph">
      <style:text-properties style:font-weight-complex="bold"/>
    </style:style>
    <style:style style:name="P41" style:parent-style-name="Standard" style:family="paragraph">
      <style:text-properties style:font-weight-complex="bold"/>
    </style:style>
    <style:style style:name="P42" style:parent-style-name="Standard" style:family="paragraph">
      <style:text-properties style:font-weight-complex="bold"/>
    </style:style>
    <style:style style:name="P43" style:parent-style-name="Standard" style:family="paragraph">
      <style:text-properties style:font-weight-complex="bold"/>
    </style:style>
    <style:style style:name="P44" style:parent-style-name="Standard" style:family="paragraph">
      <style:text-properties style:font-weight-complex="bold"/>
    </style:style>
    <style:style style:name="P45" style:parent-style-name="Standard" style:family="paragraph">
      <style:text-properties style:font-weight-complex="bold"/>
    </style:style>
    <style:style style:name="P46" style:parent-style-name="Standard" style:family="paragraph">
      <style:text-properties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style:font-weight-complex="bold"/>
    </style:style>
    <style:style style:name="P50" style:parent-style-name="Standard" style:family="paragraph">
      <style:text-properties style:font-weight-complex="bold"/>
    </style:style>
    <style:style style:name="P51" style:parent-style-name="Standard" style:family="paragraph">
      <style:text-properties style:font-weight-complex="bold"/>
    </style:style>
    <style:style style:name="P52" style:parent-style-name="Standard" style:family="paragraph">
      <style:text-properties style:font-weight-complex="bold"/>
    </style:style>
    <style:style style:name="P53" style:parent-style-name="Standard" style:family="paragraph">
      <style:text-properties fo:font-weight="bold" style:font-weight-asian="bold"/>
    </style:style>
    <style:style style:name="P54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Exercise 1</text:p>
      <text:p text:style-name="P2"/>
      <text:p text:style-name="Standard">1.<text:s/><text:tab/>data(nym.2002, package='UsingR')</text:p>
      <text:p text:style-name="Standard"><text:tab/>sum(nym.2002$time &lt; 180)/length(nym.2002$time) = 2.6%</text:p>
      <text:p text:style-name="Standard">2.<text:tab/>quantile(nym.2002$time, .10)</text:p>
      <text:p text:style-name="Standard"><text:tab/>quantile(nym.2002$time, .25)</text:p>
      <text:p text:style-name="Standard">3.<text:tab/>quantile(nym.2002$time, .90)</text:p>
      <text:p text:style-name="Standard"/>
      <text:p text:style-name="P3">Exercise 2</text:p>
      <text:p text:style-name="P4"/>
      <text:p text:style-name="Standard">1. a.<text:tab/>Barplot:</text:p>
      <text:p text:style-name="Standard"><text:tab/>pdf("barplot.pdf", width=50, height=7)</text:p>
      <text:p text:style-name="Standard"><text:tab/>barplot(islands, cex.names=0.7)</text:p>
      <text:p text:style-name="Standard"><text:tab/>dev.off()</text:p>
      <text:p text:style-name="Standard">b.<text:tab/>Dotchart:</text:p>
      <text:p text:style-name="Standard"><text:tab/>pdf("dotchart.pdf", height=15)</text:p>
      <text:p text:style-name="Standard"><text:tab/>dotchart(islands, cex.axis=0.7)</text:p>
      <text:p text:style-name="Standard"><text:tab/>dev.off()</text:p>
      <text:p text:style-name="Standard">c.<text:tab/>Stripchart</text:p>
      <text:p text:style-name="Standard"><text:tab/>pdf("stripchart.pdf")</text:p>
      <text:p text:style-name="Standard"><text:tab/>stripchart(islands)</text:p>
      <text:p text:style-name="Standard"><text:tab/>dev.off()</text:p>
      <text:p text:style-name="Standard">d.<text:tab/>Histogram</text:p>
      <text:p text:style-name="Standard"><text:tab/>pdf("histogram.pdf")</text:p>
      <text:p text:style-name="Standard"><text:tab/>hist(islands, prob=TRUE)</text:p>
      <text:p text:style-name="Standard"><text:tab/>lines(density(islands))</text:p>
      <text:p text:style-name="Standard"><text:tab/>dev.off()</text:p>
      <text:p text:style-name="Standard">e.<text:tab/>Boxplot</text:p>
      <text:p text:style-name="Standard"><text:tab/>pdf("boxplot.pdf")</text:p>
      <text:p text:style-name="Standard"><text:tab/>boxplot(islands)</text:p>
      <text:p text:style-name="Standard"><text:tab/>def.off()</text:p>
      <text:p text:style-name="Standard"/>
      <text:p text:style-name="Standard">2.<text:tab/>Mean:</text:p>
      <text:p text:style-name="P5">mean(islands)<text:s/>=<text:s/>1252.729</text:p>
      <text:p text:style-name="P6">Median:</text:p>
      <text:p text:style-name="P7">median(islands)<text:s/>= 41</text:p>
      <text:p text:style-name="P8">10% Trimmed Mean:</text:p>
      <text:p text:style-name="P9">mean(islands, trim=0.1)<text:s/>=<text:s/>385.025</text:p>
      <text:p text:style-name="P10">Variance:</text:p>
      <text:p text:style-name="P11">var(islands)<text:s/>=<text:s/><text:s/>11364624</text:p>
      <text:p text:style-name="P12">SD:</text:p>
      <text:p text:style-name="P13">sd(islands)<text:s/>=<text:s/>3371.146</text:p>
      <text:p text:style-name="P14">IQR:</text:p>
      <text:p text:style-name="P15">IQR(islands)<text:s/>=<text:s/>162.75</text:p>
      <text:p text:style-name="P16">0.32 Quantile:<text:tab/></text:p>
      <text:p text:style-name="P17">quantile(islands, .32)<text:s/>=<text:s/>26.12</text:p>
      <text:p text:style-name="P18"/>
      <text:p text:style-name="P19">The mode of the data (16) is a lot lower than the mean (1252.729).</text:p>
      <text:p text:style-name="P20">The left tail is<text:s/>fat and the right one is thin.</text:p>
      <text:p text:style-name="P21">The data is not symmetric.</text:p>
      <text:p text:style-name="P22">The data is skewed to the right.</text:p>
      <text:p text:style-name="P23"/>
      <text:p text:style-name="Standard"/>
      <text:p text:style-name="P24">Exercise 3</text:p>
      <text:p text:style-name="P25"/>
      <text:p text:style-name="P26">AGE:<text:s/>The mode is 40. The data is somewhat symmetric. The tails are roughly the same thickness.</text:p>
      <text:p text:style-name="P27">NETWORTH: The mode is 0. The data is<text:s/>not symmetric. The left tail is thick, the right is thin.</text:p>
      <text:p text:style-name="P28">SAVING: The mode is 0. The data is not symmetric. The left tail is thick, the right is thin.</text:p>
      <text:p text:style-name="P29">Log(SAVING)+1: The mode is 9. The data is somewhat symmetric. The left tail is thin, right is thicker.<text:s/></text:p>
      <text:p text:style-name="P30"/>
      <text:p text:style-name="P31">SAVING is very spread out. Log(SAVING)+1 fixes that problem by pulling all values<text:s/>closer to each other. In practice, this means we can interpret each value returned by Log(SAVING)+1 as the number of digits the person has saved, e.g. if the value is 5 it means the person has saved 10000.</text:p>
      <text:p text:style-name="P32"/>
      <text:p text:style-name="P33">Exercise 4</text:p>
      <text:p text:style-name="P34"/>
      <text:p text:style-name="Standard"><text:span text:style-name="T35">1.</text:span><text:span text:style-name="T36"><text:tab/></text:span><text:span text:style-name="T37">data(normtemp, package='UsingR')</text:span></text:p>
      <text:p text:style-name="Standard"><text:span text:style-name="T38"><text:tab/>a</text:span><text:span text:style-name="T39">ttach(normtemp)</text:span></text:p>
      <text:p text:style-name="P40"><text:tab/>plot(temperature, hr)</text:p>
      <text:p text:style-name="P41"><text:tab/>cor(temperature, hr)<text:s/>=<text:s/>0.2536564</text:p>
      <text:p text:style-name="P42"/>
      <text:p text:style-name="P43">2.<text:tab/>res=<text:s/>lm(hr ~ temperature)</text:p>
      <text:p text:style-name="P44"><text:tab/>abline(res)</text:p>
      <text:p text:style-name="P45"><text:tab/>It does not fit the data well. There are too many values scattered above and below the line.</text:p>
      <text:p text:style-name="P46"/>
      <text:p text:style-name="P47">Exercise 5</text:p>
      <text:p text:style-name="P48"/>
      <text:p text:style-name="P49">1.<text:tab/>data(wtloss, package="MASS")</text:p>
      <text:p text:style-name="P50"><text:tab/>plot(wtloss)</text:p>
      <text:p text:style-name="P51"/>
      <text:p text:style-name="P52">2.<text:tab/>cor(wtloss$Days, wtloss$Weight)<text:s/>=<text:s/>-0.9853149</text:p>
      <text:p text:style-name="Standard"/>
      <text:p text:style-name="Standard">3.<text:tab/>Yes, it does. The data points are very close to each other and would fit on a line.</text:p>
      <text:p text:style-name="Standard"/>
      <text:p text:style-name="Standard">4.<text:tab/>res =<text:s/>lm(wtloss$Weight ~ wtloss$Days)</text:p>
      <text:p text:style-name="Standard"><text:tab/>abline(res)</text:p>
      <text:p text:style-name="Standard"><text:tab/>The line fits the data very well, staying very close to all the points.</text:p>
      <text:p text:style-name="Standard"/>
      <text:p text:style-name="P53">Exercise 6</text:p>
      <text:p text:style-name="P54"/>
      <text:p text:style-name="Standard">1.<text:tab/>plot(batting$RBI, batting$HR)</text:p>
      <text:p text:style-name="Standard"><text:tab/>res = lm(batting$HR ~ batting$RBI)</text:p>
      <text:p text:style-name="Standard"><text:tab/>abline(res)</text:p>
      <text:p text:style-name="Standard"/>
      <text:p text:style-name="Standard">2.<text:tab/>abline(h = 33, v = 0)</text:p>
      <text:p text:style-name="Standard"><text:tab/>The predicted number of RBIs is equal to where the lines intercept, roughly at 116.</text:p>
      <text:p text:style-name="Standard"><text:tab/>Residual = observed – fitted = 98 – 116 = -18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lex Halenko</dc:creator>
    <meta:creation-date>2017-10-03T14:19:00Z</meta:creation-date>
    <dc:date>2017-10-07T20:26:00Z</dc:date>
    <meta:template xlink:href="Normal.dotm" xlink:type="simple"/>
    <meta:editing-cycles>2</meta:editing-cycles>
    <meta:editing-duration>PT10860S</meta:editing-duration>
    <meta:document-statistic meta:page-count="2" meta:paragraph-count="5" meta:word-count="385" meta:character-count="2577" meta:row-count="18" meta:non-whitespace-character-count="2197"/>
  </office:meta>
</office:document-meta>
</file>